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4969308035714" calcext:value-type="float">
            <text:p>0,914969308035714</text:p>
          </table:table-cell>
          <table:table-cell office:value-type="float" office:value="0.908891381749012" calcext:value-type="float">
            <text:p>0,908891381749012</text:p>
          </table:table-cell>
          <table:table-cell office:value-type="float" office:value="0.884306933042281" calcext:value-type="float">
            <text:p>0,884306933042281</text:p>
          </table:table-cell>
          <table:table-cell office:value-type="float" office:value="0.792607715537408" calcext:value-type="float">
            <text:p>0,792607715537408</text:p>
          </table:table-cell>
          <table:table-cell office:value-type="float" office:value="0.861017419026937" calcext:value-type="float">
            <text:p>0,861017419026937</text:p>
          </table:table-cell>
          <table:table-cell office:value-type="float" office:value="0.94767653567127" calcext:value-type="float">
            <text:p>0,94767653567127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639404296875" calcext:value-type="float">
            <text:p>0,86639404296875</text:p>
          </table:table-cell>
          <table:table-cell office:value-type="float" office:value="0.885055811170487" calcext:value-type="float">
            <text:p>0,885055811170487</text:p>
          </table:table-cell>
          <table:table-cell office:value-type="float" office:value="0.848459674627899" calcext:value-type="float">
            <text:p>0,848459674627899</text:p>
          </table:table-cell>
          <table:table-cell office:value-type="float" office:value="0.736804136106769" calcext:value-type="float">
            <text:p>0,736804136106769</text:p>
          </table:table-cell>
          <table:table-cell office:value-type="float" office:value="0.814769791824951" calcext:value-type="float">
            <text:p>0,814769791824951</text:p>
          </table:table-cell>
          <table:table-cell office:value-type="float" office:value="0.910203094777563" calcext:value-type="float">
            <text:p>0,91020309477756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03982979910714" calcext:value-type="float">
            <text:p>0,903982979910714</text:p>
          </table:table-cell>
          <table:table-cell office:value-type="float" office:value="0.915044595276827" calcext:value-type="float">
            <text:p>0,915044595276827</text:p>
          </table:table-cell>
          <table:table-cell office:value-type="float" office:value="0.855603052634339" calcext:value-type="float">
            <text:p>0,855603052634339</text:p>
          </table:table-cell>
          <table:table-cell office:value-type="float" office:value="0.747645346838692" calcext:value-type="float">
            <text:p>0,747645346838692</text:p>
          </table:table-cell>
          <table:table-cell office:value-type="float" office:value="0.803413120567376" calcext:value-type="float">
            <text:p>0,803413120567376</text:p>
          </table:table-cell>
          <table:table-cell office:value-type="float" office:value="0.959111771058315" calcext:value-type="float">
            <text:p>0,95911177105831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58433314732143" calcext:value-type="float">
            <text:p>0,858433314732143</text:p>
          </table:table-cell>
          <table:table-cell office:value-type="float" office:value="0.914680083238943" calcext:value-type="float">
            <text:p>0,914680083238943</text:p>
          </table:table-cell>
          <table:table-cell office:value-type="float" office:value="0.810513047943607" calcext:value-type="float">
            <text:p>0,810513047943607</text:p>
          </table:table-cell>
          <table:table-cell office:value-type="float" office:value="0.681397174254317" calcext:value-type="float">
            <text:p>0,681397174254317</text:p>
          </table:table-cell>
          <table:table-cell office:value-type="float" office:value="0.727646109679177" calcext:value-type="float">
            <text:p>0,727646109679177</text:p>
          </table:table-cell>
          <table:table-cell office:value-type="float" office:value="0.951632893813371" calcext:value-type="float">
            <text:p>0,95163289381337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2884695870536" calcext:value-type="float">
            <text:p>0,822884695870536</text:p>
          </table:table-cell>
          <table:table-cell office:value-type="float" office:value="0.915908362309191" calcext:value-type="float">
            <text:p>0,915908362309191</text:p>
          </table:table-cell>
          <table:table-cell office:value-type="float" office:value="0.785263491727893" calcext:value-type="float">
            <text:p>0,785263491727893</text:p>
          </table:table-cell>
          <table:table-cell office:value-type="float" office:value="0.646447592856894" calcext:value-type="float">
            <text:p>0,646447592856894</text:p>
          </table:table-cell>
          <table:table-cell office:value-type="float" office:value="0.687236325956628" calcext:value-type="float">
            <text:p>0,687236325956628</text:p>
          </table:table-cell>
          <table:table-cell office:value-type="float" office:value="0.943770199854891" calcext:value-type="float">
            <text:p>0,943770199854891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16423688616071" calcext:value-type="float">
            <text:p>0,816423688616071</text:p>
          </table:table-cell>
          <table:table-cell office:value-type="float" office:value="0.927348262235282" calcext:value-type="float">
            <text:p>0,927348262235282</text:p>
          </table:table-cell>
          <table:table-cell office:value-type="float" office:value="0.776662777129522" calcext:value-type="float">
            <text:p>0,776662777129522</text:p>
          </table:table-cell>
          <table:table-cell office:value-type="float" office:value="0.634872186188478" calcext:value-type="float">
            <text:p>0,634872186188478</text:p>
          </table:table-cell>
          <table:table-cell office:value-type="float" office:value="0.668102346972296" calcext:value-type="float">
            <text:p>0,668102346972296</text:p>
          </table:table-cell>
          <table:table-cell office:value-type="float" office:value="0.952115403880188" calcext:value-type="float">
            <text:p>0,952115403880188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90293666294643" calcext:value-type="float">
            <text:p>0,890293666294643</text:p>
          </table:table-cell>
          <table:table-cell office:value-type="float" office:value="0.682455667183602" calcext:value-type="float">
            <text:p>0,682455667183602</text:p>
          </table:table-cell>
          <table:table-cell office:value-type="float" office:value="0.762907967136504" calcext:value-type="float">
            <text:p>0,762907967136504</text:p>
          </table:table-cell>
          <table:table-cell office:value-type="float" office:value="0.616694592536177" calcext:value-type="float">
            <text:p>0,616694592536177</text:p>
          </table:table-cell>
          <table:table-cell office:value-type="float" office:value="0.864863710159788" calcext:value-type="float">
            <text:p>0,864863710159788</text:p>
          </table:table-cell>
          <table:table-cell office:value-type="float" office:value="0.896814267873184" calcext:value-type="float">
            <text:p>0,896814267873184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91950334821429" calcext:value-type="float">
            <text:p>0,891950334821429</text:p>
          </table:table-cell>
          <table:table-cell office:value-type="float" office:value="0.909930655501766" calcext:value-type="float">
            <text:p>0,909930655501766</text:p>
          </table:table-cell>
          <table:table-cell office:value-type="float" office:value="0.84876369938246" calcext:value-type="float">
            <text:p>0,84876369938246</text:p>
          </table:table-cell>
          <table:table-cell office:value-type="float" office:value="0.737262800805682" calcext:value-type="float">
            <text:p>0,737262800805682</text:p>
          </table:table-cell>
          <table:table-cell office:value-type="float" office:value="0.795302243670379" calcext:value-type="float">
            <text:p>0,795302243670379</text:p>
          </table:table-cell>
          <table:table-cell office:value-type="float" office:value="0.951497216937927" calcext:value-type="float">
            <text:p>0,95149721693792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76456124441964" calcext:value-type="float">
            <text:p>0,876456124441964</text:p>
          </table:table-cell>
          <table:table-cell office:value-type="float" office:value="0.919849991278563" calcext:value-type="float">
            <text:p>0,919849991278563</text:p>
          </table:table-cell>
          <table:table-cell office:value-type="float" office:value="0.856217971485108" calcext:value-type="float">
            <text:p>0,856217971485108</text:p>
          </table:table-cell>
          <table:table-cell office:value-type="float" office:value="0.7485849140302" calcext:value-type="float">
            <text:p>0,7485849140302</text:p>
          </table:table-cell>
          <table:table-cell office:value-type="float" office:value="0.800820029991838" calcext:value-type="float">
            <text:p>0,800820029991838</text:p>
          </table:table-cell>
          <table:table-cell office:value-type="float" office:value="0.940716370732337" calcext:value-type="float">
            <text:p>0,94071637073233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15030343191964" calcext:value-type="float">
            <text:p>0,915030343191964</text:p>
          </table:table-cell>
          <table:table-cell office:value-type="float" office:value="0.916359995670527" calcext:value-type="float">
            <text:p>0,916359995670527</text:p>
          </table:table-cell>
          <table:table-cell office:value-type="float" office:value="0.874217489512746" calcext:value-type="float">
            <text:p>0,874217489512746</text:p>
          </table:table-cell>
          <table:table-cell office:value-type="float" office:value="0.776542077505159" calcext:value-type="float">
            <text:p>0,776542077505159</text:p>
          </table:table-cell>
          <table:table-cell office:value-type="float" office:value="0.835780744835756" calcext:value-type="float">
            <text:p>0,835780744835756</text:p>
          </table:table-cell>
          <table:table-cell office:value-type="float" office:value="0.958324906632151" calcext:value-type="float">
            <text:p>0,95832490663215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7865164620536" calcext:value-type="float">
            <text:p>0,927865164620536</text:p>
          </table:table-cell>
          <table:table-cell office:value-type="float" office:value="0.790126787159428" calcext:value-type="float">
            <text:p>0,790126787159428</text:p>
          </table:table-cell>
          <table:table-cell office:value-type="float" office:value="0.849955565228431" calcext:value-type="float">
            <text:p>0,849955565228431</text:p>
          </table:table-cell>
          <table:table-cell office:value-type="float" office:value="0.739063239236713" calcext:value-type="float">
            <text:p>0,739063239236713</text:p>
          </table:table-cell>
          <table:table-cell office:value-type="float" office:value="0.91958714336172" calcext:value-type="float">
            <text:p>0,91958714336172</text:p>
          </table:table-cell>
          <table:table-cell office:value-type="float" office:value="0.93022969049514" calcext:value-type="float">
            <text:p>0,9302296904951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1586216517857" calcext:value-type="float">
            <text:p>0,911586216517857</text:p>
          </table:table-cell>
          <table:table-cell office:value-type="float" office:value="0.904632650398016" calcext:value-type="float">
            <text:p>0,904632650398016</text:p>
          </table:table-cell>
          <table:table-cell office:value-type="float" office:value="0.872391835090987" calcext:value-type="float">
            <text:p>0,872391835090987</text:p>
          </table:table-cell>
          <table:table-cell office:value-type="float" office:value="0.773665766389143" calcext:value-type="float">
            <text:p>0,773665766389143</text:p>
          </table:table-cell>
          <table:table-cell office:value-type="float" office:value="0.842370039128004" calcext:value-type="float">
            <text:p>0,842370039128004</text:p>
          </table:table-cell>
          <table:table-cell office:value-type="float" office:value="0.950313430603337" calcext:value-type="float">
            <text:p>0,95031343060333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56733049665179" calcext:value-type="float">
            <text:p>0,856733049665179</text:p>
          </table:table-cell>
          <table:table-cell office:value-type="float" office:value="0.677177410983079" calcext:value-type="float">
            <text:p>0,677177410983079</text:p>
          </table:table-cell>
          <table:table-cell office:value-type="float" office:value="0.760540390865237" calcext:value-type="float">
            <text:p>0,760540390865237</text:p>
          </table:table-cell>
          <table:table-cell office:value-type="float" office:value="0.613606434013733" calcext:value-type="float">
            <text:p>0,613606434013733</text:p>
          </table:table-cell>
          <table:table-cell office:value-type="float" office:value="0.867309290344025" calcext:value-type="float">
            <text:p>0,867309290344025</text:p>
          </table:table-cell>
          <table:table-cell office:value-type="float" office:value="0.852972116828008" calcext:value-type="float">
            <text:p>0,85297211682800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61415318080357" calcext:value-type="float">
            <text:p>0,861415318080357</text:p>
          </table:table-cell>
          <table:table-cell office:value-type="float" office:value="0.77189428411145" calcext:value-type="float">
            <text:p>0,77189428411145</text:p>
          </table:table-cell>
          <table:table-cell office:value-type="float" office:value="0.757076481017301" calcext:value-type="float">
            <text:p>0,757076481017301</text:p>
          </table:table-cell>
          <table:table-cell office:value-type="float" office:value="0.609109466073141" calcext:value-type="float">
            <text:p>0,609109466073141</text:p>
          </table:table-cell>
          <table:table-cell office:value-type="float" office:value="0.74281686761442" calcext:value-type="float">
            <text:p>0,74281686761442</text:p>
          </table:table-cell>
          <table:table-cell office:value-type="float" office:value="0.910026307378359" calcext:value-type="float">
            <text:p>0,910026307378359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44866071428571" calcext:value-type="float">
            <text:p>0,844866071428571</text:p>
          </table:table-cell>
          <table:table-cell office:value-type="float" office:value="0.625431909898979" calcext:value-type="float">
            <text:p>0,625431909898979</text:p>
          </table:table-cell>
          <table:table-cell office:value-type="float" office:value="0.727183513248283" calcext:value-type="float">
            <text:p>0,727183513248283</text:p>
          </table:table-cell>
          <table:table-cell office:value-type="float" office:value="0.571318427139553" calcext:value-type="float">
            <text:p>0,571318427139553</text:p>
          </table:table-cell>
          <table:table-cell office:value-type="float" office:value="0.868475991649269" calcext:value-type="float">
            <text:p>0,868475991649269</text:p>
          </table:table-cell>
          <table:table-cell office:value-type="float" office:value="0.837489271614122" calcext:value-type="float">
            <text:p>0,83748927161412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079833984375" calcext:value-type="float">
            <text:p>0,88079833984375</text:p>
          </table:table-cell>
          <table:table-cell office:value-type="float" office:value="0.898267618155169" calcext:value-type="float">
            <text:p>0,898267618155169</text:p>
          </table:table-cell>
          <table:table-cell office:value-type="float" office:value="0.845422371976798" calcext:value-type="float">
            <text:p>0,845422371976798</text:p>
          </table:table-cell>
          <table:table-cell office:value-type="float" office:value="0.732235192729552" calcext:value-type="float">
            <text:p>0,732235192729552</text:p>
          </table:table-cell>
          <table:table-cell office:value-type="float" office:value="0.798449446841228" calcext:value-type="float">
            <text:p>0,798449446841228</text:p>
          </table:table-cell>
          <table:table-cell office:value-type="float" office:value="0.937612353755931" calcext:value-type="float">
            <text:p>0,93761235375593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9826311383929" calcext:value-type="float">
            <text:p>0,839826311383929</text:p>
          </table:table-cell>
          <table:table-cell office:value-type="float" office:value="0.887754396478208" calcext:value-type="float">
            <text:p>0,887754396478208</text:p>
          </table:table-cell>
          <table:table-cell office:value-type="float" office:value="0.80745042136598" calcext:value-type="float">
            <text:p>0,80745042136598</text:p>
          </table:table-cell>
          <table:table-cell office:value-type="float" office:value="0.677079121767715" calcext:value-type="float">
            <text:p>0,677079121767715</text:p>
          </table:table-cell>
          <table:table-cell office:value-type="float" office:value="0.740469461906684" calcext:value-type="float">
            <text:p>0,740469461906684</text:p>
          </table:table-cell>
          <table:table-cell office:value-type="float" office:value="0.922292607426082" calcext:value-type="float">
            <text:p>0,92229260742608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15211704799107" calcext:value-type="float">
            <text:p>0,815211704799107</text:p>
          </table:table-cell>
          <table:table-cell office:value-type="float" office:value="0.895424962824202" calcext:value-type="float">
            <text:p>0,895424962824202</text:p>
          </table:table-cell>
          <table:table-cell office:value-type="float" office:value="0.813974105771341" calcext:value-type="float">
            <text:p>0,813974105771341</text:p>
          </table:table-cell>
          <table:table-cell office:value-type="float" office:value="0.686303823324798" calcext:value-type="float">
            <text:p>0,686303823324798</text:p>
          </table:table-cell>
          <table:table-cell office:value-type="float" office:value="0.746105818743563" calcext:value-type="float">
            <text:p>0,746105818743563</text:p>
          </table:table-cell>
          <table:table-cell office:value-type="float" office:value="0.896943514007308" calcext:value-type="float">
            <text:p>0,89694351400730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27383858816964" calcext:value-type="float">
            <text:p>0,827383858816964</text:p>
          </table:table-cell>
          <table:table-cell office:value-type="float" office:value="0.617554566117632" calcext:value-type="float">
            <text:p>0,617554566117632</text:p>
          </table:table-cell>
          <table:table-cell office:value-type="float" office:value="0.667081476498781" calcext:value-type="float">
            <text:p>0,667081476498781</text:p>
          </table:table-cell>
          <table:table-cell office:value-type="float" office:value="0.500466806288007" calcext:value-type="float">
            <text:p>0,500466806288007</text:p>
          </table:table-cell>
          <table:table-cell office:value-type="float" office:value="0.725244990492906" calcext:value-type="float">
            <text:p>0,725244990492906</text:p>
          </table:table-cell>
          <table:table-cell office:value-type="float" office:value="0.859365697275017" calcext:value-type="float">
            <text:p>0,859365697275017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23163713727679" calcext:value-type="float">
            <text:p>0,823163713727679</text:p>
          </table:table-cell>
          <table:table-cell office:value-type="float" office:value="0.740435420066945" calcext:value-type="float">
            <text:p>0,740435420066945</text:p>
          </table:table-cell>
          <table:table-cell office:value-type="float" office:value="0.725238101689404" calcext:value-type="float">
            <text:p>0,725238101689404</text:p>
          </table:table-cell>
          <table:table-cell office:value-type="float" office:value="0.568920441260867" calcext:value-type="float">
            <text:p>0,568920441260867</text:p>
          </table:table-cell>
          <table:table-cell office:value-type="float" office:value="0.710652081563296" calcext:value-type="float">
            <text:p>0,710652081563296</text:p>
          </table:table-cell>
          <table:table-cell office:value-type="float" office:value="0.878180826755297" calcext:value-type="float">
            <text:p>0,878180826755297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3507254464286" calcext:value-type="float">
            <text:p>0,773507254464286</text:p>
          </table:table-cell>
          <table:table-cell office:value-type="float" office:value="0.56509027492819" calcext:value-type="float">
            <text:p>0,56509027492819</text:p>
          </table:table-cell>
          <table:table-cell office:value-type="float" office:value="0.629147393067215" calcext:value-type="float">
            <text:p>0,629147393067215</text:p>
          </table:table-cell>
          <table:table-cell office:value-type="float" office:value="0.458946052905645" calcext:value-type="float">
            <text:p>0,458946052905645</text:p>
          </table:table-cell>
          <table:table-cell office:value-type="float" office:value="0.709583923740822" calcext:value-type="float">
            <text:p>0,709583923740822</text:p>
          </table:table-cell>
          <table:table-cell office:value-type="float" office:value="0.797240422784447" calcext:value-type="float">
            <text:p>0,79724042278444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7933175223214" calcext:value-type="float">
            <text:p>0,827933175223214</text:p>
          </table:table-cell>
          <table:table-cell office:value-type="float" office:value="0.624099683088447" calcext:value-type="float">
            <text:p>0,624099683088447</text:p>
          </table:table-cell>
          <table:table-cell office:value-type="float" office:value="0.637202632643306" calcext:value-type="float">
            <text:p>0,637202632643306</text:p>
          </table:table-cell>
          <table:table-cell office:value-type="float" office:value="0.467569609324412" calcext:value-type="float">
            <text:p>0,467569609324412</text:p>
          </table:table-cell>
          <table:table-cell office:value-type="float" office:value="0.6508675730489" calcext:value-type="float">
            <text:p>0,6508675730489</text:p>
          </table:table-cell>
          <table:table-cell office:value-type="float" office:value="0.881469873498217" calcext:value-type="float">
            <text:p>0,88146987349821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796142578125" calcext:value-type="float">
            <text:p>0,84796142578125</text:p>
          </table:table-cell>
          <table:table-cell office:value-type="float" office:value="0.556833245984524" calcext:value-type="float">
            <text:p>0,556833245984524</text:p>
          </table:table-cell>
          <table:table-cell office:value-type="float" office:value="0.674445958813316" calcext:value-type="float">
            <text:p>0,674445958813316</text:p>
          </table:table-cell>
          <table:table-cell office:value-type="float" office:value="0.508803064875067" calcext:value-type="float">
            <text:p>0,508803064875067</text:p>
          </table:table-cell>
          <table:table-cell office:value-type="float" office:value="0.85504639272865" calcext:value-type="float">
            <text:p>0,85504639272865</text:p>
          </table:table-cell>
          <table:table-cell office:value-type="float" office:value="0.846361848574238" calcext:value-type="float">
            <text:p>0,846361848574238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5101492745536" calcext:value-type="float">
            <text:p>0,845101492745536</text:p>
          </table:table-cell>
          <table:table-cell office:value-type="float" office:value="0.599450300942838" calcext:value-type="float">
            <text:p>0,599450300942838</text:p>
          </table:table-cell>
          <table:table-cell office:value-type="float" office:value="0.659837242699856" calcext:value-type="float">
            <text:p>0,659837242699856</text:p>
          </table:table-cell>
          <table:table-cell office:value-type="float" office:value="0.492356050864409" calcext:value-type="float">
            <text:p>0,492356050864409</text:p>
          </table:table-cell>
          <table:table-cell office:value-type="float" office:value="0.733753513329359" calcext:value-type="float">
            <text:p>0,733753513329359</text:p>
          </table:table-cell>
          <table:table-cell office:value-type="float" office:value="0.873769269565599" calcext:value-type="float">
            <text:p>0,8737692695655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0007149832589" calcext:value-type="float">
            <text:p>0,860007149832589</text:p>
          </table:table-cell>
          <table:table-cell table:style-name="ce9" table:formula="of:=AVERAGE([.D2:.D25])" office:value-type="float" office:value="0.793737429864638" calcext:value-type="float">
            <text:p>0,793737429864638</text:p>
          </table:table-cell>
          <table:table-cell table:style-name="ce9" table:formula="of:=AVERAGE([.E2:.E25])" office:value-type="float" office:value="0.780410983108275" calcext:value-type="float">
            <text:p>0,780410983108275</text:p>
          </table:table-cell>
          <table:table-cell table:style-name="ce9" table:formula="of:=AVERAGE([.F2:.F25])" office:value-type="float" office:value="0.646595918035522" calcext:value-type="float">
            <text:p>0,646595918035522</text:p>
          </table:table-cell>
          <table:table-cell table:style-name="ce9" table:formula="of:=AVERAGE([.G2:.G25])" office:value-type="float" office:value="0.782070182382416" calcext:value-type="float">
            <text:p>0,782070182382416</text:p>
          </table:table-cell>
          <table:table-cell table:style-name="ce9" table:formula="of:=AVERAGE([.H2:.H25])" office:value-type="float" office:value="0.907755412158013" calcext:value-type="float">
            <text:p>0,90775541215801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2196974981399" calcext:value-type="float">
            <text:p>0,902196974981399</text:p>
          </table:table-cell>
          <table:table-cell table:formula="of:=AVERAGE([.D8:.D13])" office:value-type="float" office:value="0.853892624531984" calcext:value-type="float">
            <text:p>0,853892624531984</text:p>
          </table:table-cell>
          <table:table-cell table:formula="of:=AVERAGE([.E8:.E13])" office:value-type="float" office:value="0.844075754639373" calcext:value-type="float">
            <text:p>0,844075754639373</text:p>
          </table:table-cell>
          <table:table-cell table:formula="of:=AVERAGE([.F8:.F13])" office:value-type="float" office:value="0.731968898417179" calcext:value-type="float">
            <text:p>0,731968898417179</text:p>
          </table:table-cell>
          <table:table-cell table:formula="of:=AVERAGE([.G8:.G13])" office:value-type="float" office:value="0.843120651857914" calcext:value-type="float">
            <text:p>0,843120651857914</text:p>
          </table:table-cell>
          <table:table-cell table:formula="of:=AVERAGE([.H8:.H13])" office:value-type="float" office:value="0.937982647212346" calcext:value-type="float">
            <text:p>0,93798264721234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3848005022321" calcext:value-type="float">
            <text:p>0,863848005022321</text:p>
          </table:table-cell>
          <table:table-cell table:formula="of:=AVERAGE([.D2:.D7])" office:value-type="float" office:value="0.911154749329957" calcext:value-type="float">
            <text:p>0,911154749329957</text:p>
          </table:table-cell>
          <table:table-cell table:formula="of:=AVERAGE([.E2:.E7])" office:value-type="float" office:value="0.826801496184257" calcext:value-type="float">
            <text:p>0,826801496184257</text:p>
          </table:table-cell>
          <table:table-cell table:formula="of:=AVERAGE([.F2:.F7])" office:value-type="float" office:value="0.706629025297093" calcext:value-type="float">
            <text:p>0,706629025297093</text:p>
          </table:table-cell>
          <table:table-cell table:formula="of:=AVERAGE([.G2:.G7])" office:value-type="float" office:value="0.760364185671227" calcext:value-type="float">
            <text:p>0,760364185671227</text:p>
          </table:table-cell>
          <table:table-cell table:formula="of:=AVERAGE([.H2:.H7])" office:value-type="float" office:value="0.944084983175933" calcext:value-type="float">
            <text:p>0,94408498317593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9808465866815" calcext:value-type="float">
            <text:p>0,849808465866815</text:p>
          </table:table-cell>
          <table:table-cell table:formula="of:=AVERAGE([.D14:.D19])" office:value-type="float" office:value="0.792658430408515" calcext:value-type="float">
            <text:p>0,792658430408515</text:p>
          </table:table-cell>
          <table:table-cell table:formula="of:=AVERAGE([.E14:.E19])" office:value-type="float" office:value="0.785274547374157" calcext:value-type="float">
            <text:p>0,785274547374157</text:p>
          </table:table-cell>
          <table:table-cell table:formula="of:=AVERAGE([.F14:.F19])" office:value-type="float" office:value="0.648275410841416" calcext:value-type="float">
            <text:p>0,648275410841416</text:p>
          </table:table-cell>
          <table:table-cell table:formula="of:=AVERAGE([.G14:.G19])" office:value-type="float" office:value="0.793937812849865" calcext:value-type="float">
            <text:p>0,793937812849865</text:p>
          </table:table-cell>
          <table:table-cell table:formula="of:=AVERAGE([.H14:.H19])" office:value-type="float" office:value="0.892889361834969" calcext:value-type="float">
            <text:p>0,8928893618349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4175153459822" calcext:value-type="float">
            <text:p>0,824175153459822</text:p>
          </table:table-cell>
          <table:table-cell table:formula="of:=AVERAGE([.D20:.D25])" office:value-type="float" office:value="0.617243915188096" calcext:value-type="float">
            <text:p>0,617243915188096</text:p>
          </table:table-cell>
          <table:table-cell table:formula="of:=AVERAGE([.E20:.E25])" office:value-type="float" office:value="0.665492134235313" calcext:value-type="float">
            <text:p>0,665492134235313</text:p>
          </table:table-cell>
          <table:table-cell table:formula="of:=AVERAGE([.F20:.F25])" office:value-type="float" office:value="0.499510337586401" calcext:value-type="float">
            <text:p>0,499510337586401</text:p>
          </table:table-cell>
          <table:table-cell table:formula="of:=AVERAGE([.G20:.G25])" office:value-type="float" office:value="0.730858079150655" calcext:value-type="float">
            <text:p>0,730858079150655</text:p>
          </table:table-cell>
          <table:table-cell table:formula="of:=AVERAGE([.H20:.H25])" office:value-type="float" office:value="0.856064656408802" calcext:value-type="float">
            <text:p>0,856064656408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3:19.587433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3:45.480268308</dc:date>
    <meta:editing-duration>PT1H2M44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